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3:58:05.85834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2T11:26:48.223571474</meta:creation-date>
    <dc:date>2020-07-05T13:59:44.161339366</dc:date>
    <meta:editing-duration>PT6H58M9S</meta:editing-duration>
    <meta:editing-cycles>25</meta:editing-cycles>
    <meta:generator>LibreOffice/6.4.3.2$Linux_X86_64 LibreOffice_project/40$Build-2</meta:generator>
    <meta:document-statistic meta:table-count="1" meta:cell-count="156" meta:object-count="0"/>
  </office:meta>
</office:document-meta>
</file>